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 style:list-style-name="L3">
      <style:paragraph-properties fo:margin-top="0in" fo:margin-bottom="0in" fo:text-align="center" style:justify-single-word="false" fo:orphans="2" fo:widows="2"/>
      <style:text-properties fo:font-variant="normal" fo:text-transform="none" fo:color="#000000" style:font-name="Times New Roman" fo:letter-spacing="normal" fo:font-style="normal" fo:font-weight="normal"/>
    </style:style>
    <style:style style:name="P2" style:family="paragraph" style:parent-style-name="Text_20_body">
      <style:paragraph-properties fo:margin-top="0in" fo:margin-bottom="0in" fo:text-align="center" style:justify-single-word="false" fo:orphans="2" fo:widows="2"/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P3" style:family="paragraph" style:parent-style-name="Text_20_body" style:list-style-name="L3">
      <style:paragraph-properties fo:margin-top="0in" fo:margin-bottom="0in" fo:text-align="center" style:justify-single-word="false" fo:orphans="2" fo:widows="2"/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in" fo:text-align="start" style:justify-single-word="false" fo:orphans="2" fo:widows="2"/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P5" style:family="paragraph" style:parent-style-name="Text_20_body">
      <style:paragraph-properties fo:margin-top="0in" fo:margin-bottom="0in" fo:text-align="start" style:justify-single-word="false" fo:orphans="2" fo:widows="2"/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3">
        <text:list-header>
          <text:p text:style-name="P1"><text:span text:style-name="T1">Programming Languages: Principles and Paradigms</text:span></text:p>
          <text:p text:style-name="P3">14.1, 14.2, 14.6, *14.14 (in Haskell only), *14.32-14.34 </text:p>
        </text:list-header>
      </text:list>
      <text:p text:style-name="P2"/>
      <text:p text:style-name="P5">1.</text:p>
      <text:p text:style-name="P4">(a).</text:p>
      <text:p text:style-name="P4">((\x . x*x)5)</text:p>
      <text:p text:style-name="P4">(5 * 5)</text:p>
      <text:p text:style-name="P4">25</text:p>
      <text:p text:style-name="P4">(b).</text:p>
      <text:p text:style-name="P4">((\y . ((\x . x + y + z)3))2)</text:p>
      <text:p text:style-name="P4">\y . (3+y+z)2</text:p>
      <text:p text:style-name="P4">3+2+z</text:p>
      <text:p text:style-name="P4">(c).</text:p>
      <text:p text:style-name="P4">((\v . (\w . w))((\x . x)(y(\z .z))</text:p>
      <text:p text:style-name="P4">((\v . (\w . w))y(\z .z)</text:p>
      <text:p text:style-name="P4">(\w . w)(\z . z)</text:p>
      <text:p text:style-name="P5"/>
      <text:p text:style-name="P5">2.</text:p>
      <text:p text:style-name="P4">Same results except example c, where the outer functions are not applied so nothing happens in the inner functions.</text:p>
      <text:p text:style-name="P5"/>
      <text:p text:style-name="P5">6.</text:p>
      <text:p text:style-name="P4">(m-expression '(plus (times (variable a) (variable b)) </text:p>
      <text:p text:style-name="P4"><text:tab/><text:tab/><text:tab/>(value 2)) </text:p>
      <text:p text:style-name="P4"><text:tab/><text:tab/>'((a 2) (b4)))</text:p>
      <text:p text:style-name="P4">= applyBinary '(plus (times (variable a) (variable b)) </text:p>
      <text:p text:style-name="P4"><text:tab/><text:tab/><text:tab/>(value 2)) </text:p>
      <text:p text:style-name="P4"><text:tab/><text:tab/>'((a 2) (b4)))</text:p>
      <text:p text:style-name="P4">= (+ (m-expression '(times (variable a) (variable b)) '((a 2) (b 4)))</text:p>
      <text:p text:style-name="P4"><text:s text:c="8"/>(m-expression '(value 2) ((a 2)(b 4))</text:p>
      <text:p text:style-name="P4">= (+ (* (m-expression (variable a) '((a 2) (b 4))) (m-expression (variable b)) '((a 2) (b 4)))</text:p>
      <text:p text:style-name="P4"><text:s text:c="8"/>(m-expression '(value 2) ((a 2)(b 4))</text:p>
      <text:p text:style-name="P4">= (+ (* (get 'a '((a 2) (b 4))) etc</text:p>
      <text:p text:style-name="P4">= (+ (* 2 (get 'b '((a 2) (b4))) etc</text:p>
      <text:p text:style-name="P4">= (+ (* 2 4)</text:p>
      <text:p text:style-name="P4"><text:s text:c="3"/>(m-expression '(value 2) ((a 2)(b 4))</text:p>
      <text:p text:style-name="P4">= (+ (* 2 4) 2)</text:p>
      <text:p text:style-name="P4">= (+ 8 2)</text:p>
      <text:p text:style-name="P4">=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>J Bolton<text:tab/><text:tab/>Ch. 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03-09T19:15:03</meta:creation-date>
    <dc:date>2011-03-09T21:36:35</dc:date>
    <meta:editing-cycles>102</meta:editing-cycles>
    <meta:editing-duration>PT2H21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6" meta:word-count="181" meta:character-count="971"/>
  </office:meta>
</office:document-meta>
</file>